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90" calcext:value-type="float">
            <text:p>990</text:p>
          </table:table-cell>
          <table:table-cell table:style-name="ce7" table:formula="of:=COUNTIF([.B7:.B1095];&quot;X&quot;)" office:value-type="float" office:value="846" calcext:value-type="float">
            <text:p>846</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3" calcext:value-type="float">
            <text:p>73</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4" calcext:value-type="float">
            <text:p>114</text:p>
          </table:table-cell>
          <table:table-cell table:style-name="ce25" table:formula="of:=SUM([.B2:.F2])" office:value-type="float" office:value="1053" calcext:value-type="float">
            <text:p>105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6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28">00/00/0000</text:date>, <text:time style:data-style-name="N2" text:time-value="20:35:49.8375835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28T20:41:34.680622512</dc:date>
    <meta:editing-duration>P1DT3H20M35S</meta:editing-duration>
    <meta:editing-cycles>990</meta:editing-cycles>
    <meta:document-statistic meta:table-count="1" meta:cell-count="5966" meta:object-count="0"/>
  </office:meta>
</office:document-meta>
</file>